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otsu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832170758928571" calcext:value-type="float">
            <text:p>0,832170758928571</text:p>
          </table:table-cell>
          <table:table-cell office:value-type="float" office:value="0.859205020920502" calcext:value-type="float">
            <text:p>0,859205020920502</text:p>
          </table:table-cell>
          <table:table-cell office:value-type="float" office:value="0.749198655304511" calcext:value-type="float">
            <text:p>0,749198655304511</text:p>
          </table:table-cell>
          <table:table-cell office:value-type="float" office:value="0.598974935933496" calcext:value-type="float">
            <text:p>0,598974935933496</text:p>
          </table:table-cell>
          <table:table-cell office:value-type="float" office:value="0.664163932911334" calcext:value-type="float">
            <text:p>0,664163932911334</text:p>
          </table:table-cell>
          <table:table-cell office:value-type="float" office:value="0.934021455981625" calcext:value-type="float">
            <text:p>0,934021455981625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711138044084821" calcext:value-type="float">
            <text:p>0,711138044084821</text:p>
          </table:table-cell>
          <table:table-cell office:value-type="float" office:value="0.682022492866069" calcext:value-type="float">
            <text:p>0,682022492866069</text:p>
          </table:table-cell>
          <table:table-cell office:value-type="float" office:value="0.688241660000941" calcext:value-type="float">
            <text:p>0,688241660000941</text:p>
          </table:table-cell>
          <table:table-cell office:value-type="float" office:value="0.524671076229967" calcext:value-type="float">
            <text:p>0,524671076229967</text:p>
          </table:table-cell>
          <table:table-cell office:value-type="float" office:value="0.694575292508737" calcext:value-type="float">
            <text:p>0,694575292508737</text:p>
          </table:table-cell>
          <table:table-cell office:value-type="float" office:value="0.725193423597679" calcext:value-type="float">
            <text:p>0,725193423597679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699689592633929" calcext:value-type="float">
            <text:p>0,699689592633929</text:p>
          </table:table-cell>
          <table:table-cell office:value-type="float" office:value="0.571352527309757" calcext:value-type="float">
            <text:p>0,571352527309757</text:p>
          </table:table-cell>
          <table:table-cell office:value-type="float" office:value="0.589076071394483" calcext:value-type="float">
            <text:p>0,589076071394483</text:p>
          </table:table-cell>
          <table:table-cell office:value-type="float" office:value="0.417510866072486" calcext:value-type="float">
            <text:p>0,417510866072486</text:p>
          </table:table-cell>
          <table:table-cell office:value-type="float" office:value="0.607934397163121" calcext:value-type="float">
            <text:p>0,607934397163121</text:p>
          </table:table-cell>
          <table:table-cell office:value-type="float" office:value="0.749986501079914" calcext:value-type="float">
            <text:p>0,749986501079914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694588797433036" calcext:value-type="float">
            <text:p>0,694588797433036</text:p>
          </table:table-cell>
          <table:table-cell office:value-type="float" office:value="0.646541374214998" calcext:value-type="float">
            <text:p>0,646541374214998</text:p>
          </table:table-cell>
          <table:table-cell office:value-type="float" office:value="0.615227444992475" calcext:value-type="float">
            <text:p>0,615227444992475</text:p>
          </table:table-cell>
          <table:table-cell office:value-type="float" office:value="0.444280501348564" calcext:value-type="float">
            <text:p>0,444280501348564</text:p>
          </table:table-cell>
          <table:table-cell office:value-type="float" office:value="0.58680664696884" calcext:value-type="float">
            <text:p>0,58680664696884</text:p>
          </table:table-cell>
          <table:table-cell office:value-type="float" office:value="0.771394866128093" calcext:value-type="float">
            <text:p>0,771394866128093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655517578125" calcext:value-type="float">
            <text:p>0,655517578125</text:p>
          </table:table-cell>
          <table:table-cell office:value-type="float" office:value="0.646798626540093" calcext:value-type="float">
            <text:p>0,646798626540093</text:p>
          </table:table-cell>
          <table:table-cell office:value-type="float" office:value="0.618479247542345" calcext:value-type="float">
            <text:p>0,618479247542345</text:p>
          </table:table-cell>
          <table:table-cell office:value-type="float" office:value="0.447680026841509" calcext:value-type="float">
            <text:p>0,447680026841509</text:p>
          </table:table-cell>
          <table:table-cell office:value-type="float" office:value="0.592535711642366" calcext:value-type="float">
            <text:p>0,592535711642366</text:p>
          </table:table-cell>
          <table:table-cell office:value-type="float" office:value="0.7116450102236" calcext:value-type="float">
            <text:p>0,7116450102236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735107421875" calcext:value-type="float">
            <text:p>0,735107421875</text:p>
          </table:table-cell>
          <table:table-cell office:value-type="float" office:value="0.752827140549273" calcext:value-type="float">
            <text:p>0,752827140549273</text:p>
          </table:table-cell>
          <table:table-cell office:value-type="float" office:value="0.705266017307618" calcext:value-type="float">
            <text:p>0,705266017307618</text:p>
          </table:table-cell>
          <table:table-cell office:value-type="float" office:value="0.544718858650042" calcext:value-type="float">
            <text:p>0,544718858650042</text:p>
          </table:table-cell>
          <table:table-cell office:value-type="float" office:value="0.663357301894368" calcext:value-type="float">
            <text:p>0,663357301894368</text:p>
          </table:table-cell>
          <table:table-cell office:value-type="float" office:value="0.800747988112332" calcext:value-type="float">
            <text:p>0,800747988112332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95786830357143" calcext:value-type="float">
            <text:p>0,895786830357143</text:p>
          </table:table-cell>
          <table:table-cell office:value-type="float" office:value="0.708512342532586" calcext:value-type="float">
            <text:p>0,708512342532586</text:p>
          </table:table-cell>
          <table:table-cell office:value-type="float" office:value="0.765057398962101" calcext:value-type="float">
            <text:p>0,765057398962101</text:p>
          </table:table-cell>
          <table:table-cell office:value-type="float" office:value="0.619508468101362" calcext:value-type="float">
            <text:p>0,619508468101362</text:p>
          </table:table-cell>
          <table:table-cell office:value-type="float" office:value="0.831410749380501" calcext:value-type="float">
            <text:p>0,831410749380501</text:p>
          </table:table-cell>
          <table:table-cell office:value-type="float" office:value="0.912293770951557" calcext:value-type="float">
            <text:p>0,912293770951557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568115234375" calcext:value-type="float">
            <text:p>0,8568115234375</text:p>
          </table:table-cell>
          <table:table-cell office:value-type="float" office:value="0.842968769628904" calcext:value-type="float">
            <text:p>0,842968769628904</text:p>
          </table:table-cell>
          <table:table-cell office:value-type="float" office:value="0.803385853167952" calcext:value-type="float">
            <text:p>0,803385853167952</text:p>
          </table:table-cell>
          <table:table-cell office:value-type="float" office:value="0.671382546575151" calcext:value-type="float">
            <text:p>0,671382546575151</text:p>
          </table:table-cell>
          <table:table-cell office:value-type="float" office:value="0.767353566772637" calcext:value-type="float">
            <text:p>0,767353566772637</text:p>
          </table:table-cell>
          <table:table-cell office:value-type="float" office:value="0.91192841541605" calcext:value-type="float">
            <text:p>0,91192841541605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29241071428571" calcext:value-type="float">
            <text:p>0,829241071428571</text:p>
          </table:table-cell>
          <table:table-cell office:value-type="float" office:value="0.881662399963099" calcext:value-type="float">
            <text:p>0,881662399963099</text:p>
          </table:table-cell>
          <table:table-cell office:value-type="float" office:value="0.796084964598084" calcext:value-type="float">
            <text:p>0,796084964598084</text:p>
          </table:table-cell>
          <table:table-cell office:value-type="float" office:value="0.661246799972324" calcext:value-type="float">
            <text:p>0,661246799972324</text:p>
          </table:table-cell>
          <table:table-cell office:value-type="float" office:value="0.725650614073385" calcext:value-type="float">
            <text:p>0,725650614073385</text:p>
          </table:table-cell>
          <table:table-cell office:value-type="float" office:value="0.917251278081507" calcext:value-type="float">
            <text:p>0,917251278081507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463134765625" calcext:value-type="float">
            <text:p>0,8463134765625</text:p>
          </table:table-cell>
          <table:table-cell office:value-type="float" office:value="0.794368008229394" calcext:value-type="float">
            <text:p>0,794368008229394</text:p>
          </table:table-cell>
          <table:table-cell office:value-type="float" office:value="0.778021258374893" calcext:value-type="float">
            <text:p>0,778021258374893</text:p>
          </table:table-cell>
          <table:table-cell office:value-type="float" office:value="0.636689683603009" calcext:value-type="float">
            <text:p>0,636689683603009</text:p>
          </table:table-cell>
          <table:table-cell office:value-type="float" office:value="0.762333719983218" calcext:value-type="float">
            <text:p>0,762333719983218</text:p>
          </table:table-cell>
          <table:table-cell office:value-type="float" office:value="0.892192155752403" calcext:value-type="float">
            <text:p>0,892192155752403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86236572265625" calcext:value-type="float">
            <text:p>0,86236572265625</text:p>
          </table:table-cell>
          <table:table-cell office:value-type="float" office:value="0.657874169597499" calcext:value-type="float">
            <text:p>0,657874169597499</text:p>
          </table:table-cell>
          <table:table-cell office:value-type="float" office:value="0.719073128192351" calcext:value-type="float">
            <text:p>0,719073128192351</text:p>
          </table:table-cell>
          <table:table-cell office:value-type="float" office:value="0.561369383388446" calcext:value-type="float">
            <text:p>0,561369383388446</text:p>
          </table:table-cell>
          <table:table-cell office:value-type="float" office:value="0.79282602723598" calcext:value-type="float">
            <text:p>0,79282602723598</text:p>
          </table:table-cell>
          <table:table-cell office:value-type="float" office:value="0.882228973062652" calcext:value-type="float">
            <text:p>0,882228973062652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888218470982143" calcext:value-type="float">
            <text:p>0,888218470982143</text:p>
          </table:table-cell>
          <table:table-cell office:value-type="float" office:value="0.889781765142967" calcext:value-type="float">
            <text:p>0,889781765142967</text:p>
          </table:table-cell>
          <table:table-cell office:value-type="float" office:value="0.834546487016674" calcext:value-type="float">
            <text:p>0,834546487016674</text:p>
          </table:table-cell>
          <table:table-cell office:value-type="float" office:value="0.716070163004961" calcext:value-type="float">
            <text:p>0,716070163004961</text:p>
          </table:table-cell>
          <table:table-cell office:value-type="float" office:value="0.785768099739957" calcext:value-type="float">
            <text:p>0,785768099739957</text:p>
          </table:table-cell>
          <table:table-cell office:value-type="float" office:value="0.94554058280415" calcext:value-type="float">
            <text:p>0,94554058280415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696027483258929" calcext:value-type="float">
            <text:p>0,696027483258929</text:p>
          </table:table-cell>
          <table:table-cell office:value-type="float" office:value="0.444900689750629" calcext:value-type="float">
            <text:p>0,444900689750629</text:p>
          </table:table-cell>
          <table:table-cell office:value-type="float" office:value="0.525260778386034" calcext:value-type="float">
            <text:p>0,525260778386034</text:p>
          </table:table-cell>
          <table:table-cell office:value-type="float" office:value="0.356171973110734" calcext:value-type="float">
            <text:p>0,356171973110734</text:p>
          </table:table-cell>
          <table:table-cell office:value-type="float" office:value="0.641050357320924" calcext:value-type="float">
            <text:p>0,641050357320924</text:p>
          </table:table-cell>
          <table:table-cell office:value-type="float" office:value="0.715577461792135" calcext:value-type="float">
            <text:p>0,715577461792135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694580078125" calcext:value-type="float">
            <text:p>0,694580078125</text:p>
          </table:table-cell>
          <table:table-cell office:value-type="float" office:value="0.476364044187742" calcext:value-type="float">
            <text:p>0,476364044187742</text:p>
          </table:table-cell>
          <table:table-cell office:value-type="float" office:value="0.492406677486668" calcext:value-type="float">
            <text:p>0,492406677486668</text:p>
          </table:table-cell>
          <table:table-cell office:value-type="float" office:value="0.326617709254489" calcext:value-type="float">
            <text:p>0,326617709254489</text:p>
          </table:table-cell>
          <table:table-cell office:value-type="float" office:value="0.509567512446764" calcext:value-type="float">
            <text:p>0,509567512446764</text:p>
          </table:table-cell>
          <table:table-cell office:value-type="float" office:value="0.770412804563224" calcext:value-type="float">
            <text:p>0,770412804563224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63113839285714" calcext:value-type="float">
            <text:p>0,763113839285714</text:p>
          </table:table-cell>
          <table:table-cell office:value-type="float" office:value="0.501928957220015" calcext:value-type="float">
            <text:p>0,501928957220015</text:p>
          </table:table-cell>
          <table:table-cell office:value-type="float" office:value="0.563888532169" calcext:value-type="float">
            <text:p>0,563888532169</text:p>
          </table:table-cell>
          <table:table-cell office:value-type="float" office:value="0.392649557363856" calcext:value-type="float">
            <text:p>0,392649557363856</text:p>
          </table:table-cell>
          <table:table-cell office:value-type="float" office:value="0.643299271142365" calcext:value-type="float">
            <text:p>0,643299271142365</text:p>
          </table:table-cell>
          <table:table-cell office:value-type="float" office:value="0.800549293356983" calcext:value-type="float">
            <text:p>0,800549293356983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796552385602679" calcext:value-type="float">
            <text:p>0,796552385602679</text:p>
          </table:table-cell>
          <table:table-cell office:value-type="float" office:value="0.795526031051056" calcext:value-type="float">
            <text:p>0,795526031051056</text:p>
          </table:table-cell>
          <table:table-cell office:value-type="float" office:value="0.730450654436653" calcext:value-type="float">
            <text:p>0,730450654436653</text:p>
          </table:table-cell>
          <table:table-cell office:value-type="float" office:value="0.575362160588192" calcext:value-type="float">
            <text:p>0,575362160588192</text:p>
          </table:table-cell>
          <table:table-cell office:value-type="float" office:value="0.675216778437487" calcext:value-type="float">
            <text:p>0,675216778437487</text:p>
          </table:table-cell>
          <table:table-cell office:value-type="float" office:value="0.880264049745086" calcext:value-type="float">
            <text:p>0,880264049745086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764064243861607" calcext:value-type="float">
            <text:p>0,764064243861607</text:p>
          </table:table-cell>
          <table:table-cell office:value-type="float" office:value="0.721423755278754" calcext:value-type="float">
            <text:p>0,721423755278754</text:p>
          </table:table-cell>
          <table:table-cell office:value-type="float" office:value="0.750320645905421" calcext:value-type="float">
            <text:p>0,750320645905421</text:p>
          </table:table-cell>
          <table:table-cell office:value-type="float" office:value="0.60041053206728" calcext:value-type="float">
            <text:p>0,60041053206728</text:p>
          </table:table-cell>
          <table:table-cell office:value-type="float" office:value="0.781629082799854" calcext:value-type="float">
            <text:p>0,781629082799854</text:p>
          </table:table-cell>
          <table:table-cell office:value-type="float" office:value="0.74948540792392" calcext:value-type="float">
            <text:p>0,74948540792392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741350446428571" calcext:value-type="float">
            <text:p>0,741350446428571</text:p>
          </table:table-cell>
          <table:table-cell office:value-type="float" office:value="0.830928801401964" calcext:value-type="float">
            <text:p>0,830928801401964</text:p>
          </table:table-cell>
          <table:table-cell office:value-type="float" office:value="0.733280584078117" calcext:value-type="float">
            <text:p>0,733280584078117</text:p>
          </table:table-cell>
          <table:table-cell office:value-type="float" office:value="0.57888161723996" calcext:value-type="float">
            <text:p>0,57888161723996</text:p>
          </table:table-cell>
          <table:table-cell office:value-type="float" office:value="0.656169541709578" calcext:value-type="float">
            <text:p>0,656169541709578</text:p>
          </table:table-cell>
          <table:table-cell office:value-type="float" office:value="0.842094244823386" calcext:value-type="float">
            <text:p>0,842094244823386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43207659040179" calcext:value-type="float">
            <text:p>0,743207659040179</text:p>
          </table:table-cell>
          <table:table-cell office:value-type="float" office:value="0.471033855816644" calcext:value-type="float">
            <text:p>0,471033855816644</text:p>
          </table:table-cell>
          <table:table-cell office:value-type="float" office:value="0.537290452324467" calcext:value-type="float">
            <text:p>0,537290452324467</text:p>
          </table:table-cell>
          <table:table-cell office:value-type="float" office:value="0.367325456498389" calcext:value-type="float">
            <text:p>0,367325456498389</text:p>
          </table:table-cell>
          <table:table-cell office:value-type="float" office:value="0.625237677343864" calcext:value-type="float">
            <text:p>0,625237677343864</text:p>
          </table:table-cell>
          <table:table-cell office:value-type="float" office:value="0.780146553698191" calcext:value-type="float">
            <text:p>0,780146553698191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639273507254464" calcext:value-type="float">
            <text:p>0,639273507254464</text:p>
          </table:table-cell>
          <table:table-cell office:value-type="float" office:value="0.456900360423207" calcext:value-type="float">
            <text:p>0,456900360423207</text:p>
          </table:table-cell>
          <table:table-cell office:value-type="float" office:value="0.48715119810584" calcext:value-type="float">
            <text:p>0,48715119810584</text:p>
          </table:table-cell>
          <table:table-cell office:value-type="float" office:value="0.322009177318912" calcext:value-type="float">
            <text:p>0,322009177318912</text:p>
          </table:table-cell>
          <table:table-cell office:value-type="float" office:value="0.521691801189465" calcext:value-type="float">
            <text:p>0,521691801189465</text:p>
          </table:table-cell>
          <table:table-cell office:value-type="float" office:value="0.69676983797258" calcext:value-type="float">
            <text:p>0,69676983797258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686070033482143" calcext:value-type="float">
            <text:p>0,686070033482143</text:p>
          </table:table-cell>
          <table:table-cell office:value-type="float" office:value="0.445359050183166" calcext:value-type="float">
            <text:p>0,445359050183166</text:p>
          </table:table-cell>
          <table:table-cell office:value-type="float" office:value="0.528533640625409" calcext:value-type="float">
            <text:p>0,528533640625409</text:p>
          </table:table-cell>
          <table:table-cell office:value-type="float" office:value="0.35918839547922" calcext:value-type="float">
            <text:p>0,35918839547922</text:p>
          </table:table-cell>
          <table:table-cell office:value-type="float" office:value="0.649909828674481" calcext:value-type="float">
            <text:p>0,649909828674481</text:p>
          </table:table-cell>
          <table:table-cell office:value-type="float" office:value="0.699495432588837" calcext:value-type="float">
            <text:p>0,699495432588837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715611049107143" calcext:value-type="float">
            <text:p>0,715611049107143</text:p>
          </table:table-cell>
          <table:table-cell office:value-type="float" office:value="0.423725360362655" calcext:value-type="float">
            <text:p>0,423725360362655</text:p>
          </table:table-cell>
          <table:table-cell office:value-type="float" office:value="0.505008195228556" calcext:value-type="float">
            <text:p>0,505008195228556</text:p>
          </table:table-cell>
          <table:table-cell office:value-type="float" office:value="0.337799975636497" calcext:value-type="float">
            <text:p>0,337799975636497</text:p>
          </table:table-cell>
          <table:table-cell office:value-type="float" office:value="0.624877938856757" calcext:value-type="float">
            <text:p>0,624877938856757</text:p>
          </table:table-cell>
          <table:table-cell office:value-type="float" office:value="0.743044673071245" calcext:value-type="float">
            <text:p>0,743044673071245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7001953125" calcext:value-type="float">
            <text:p>0,7001953125</text:p>
          </table:table-cell>
          <table:table-cell office:value-type="float" office:value="0.354719957927952" calcext:value-type="float">
            <text:p>0,354719957927952</text:p>
          </table:table-cell>
          <table:table-cell office:value-type="float" office:value="0.484961054523667" calcext:value-type="float">
            <text:p>0,484961054523667</text:p>
          </table:table-cell>
          <table:table-cell office:value-type="float" office:value="0.320098077987819" calcext:value-type="float">
            <text:p>0,320098077987819</text:p>
          </table:table-cell>
          <table:table-cell office:value-type="float" office:value="0.766332134065518" calcext:value-type="float">
            <text:p>0,766332134065518</text:p>
          </table:table-cell>
          <table:table-cell office:value-type="float" office:value="0.685263562908811" calcext:value-type="float">
            <text:p>0,685263562908811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750470842633929" calcext:value-type="float">
            <text:p>0,750470842633929</text:p>
          </table:table-cell>
          <table:table-cell office:value-type="float" office:value="0.435095789314058" calcext:value-type="float">
            <text:p>0,435095789314058</text:p>
          </table:table-cell>
          <table:table-cell office:value-type="float" office:value="0.546091866514402" calcext:value-type="float">
            <text:p>0,546091866514402</text:p>
          </table:table-cell>
          <table:table-cell office:value-type="float" office:value="0.37560273165623" calcext:value-type="float">
            <text:p>0,37560273165623</text:p>
          </table:table-cell>
          <table:table-cell office:value-type="float" office:value="0.733114726173239" calcext:value-type="float">
            <text:p>0,733114726173239</text:p>
          </table:table-cell>
          <table:table-cell office:value-type="float" office:value="0.754939368024033" calcext:value-type="float">
            <text:p>0,7549393680240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758227757045201" calcext:value-type="float">
            <text:p>0,758227757045201</text:p>
          </table:table-cell>
          <table:table-cell table:style-name="ce9" table:formula="of:=AVERAGE([.D2:.D25])" office:value-type="float" office:value="0.637159220433874" calcext:value-type="float">
            <text:p>0,637159220433874</text:p>
          </table:table-cell>
          <table:table-cell table:style-name="ce9" table:formula="of:=AVERAGE([.E2:.E25])" office:value-type="float" office:value="0.647762602776611" calcext:value-type="float">
            <text:p>0,647762602776611</text:p>
          </table:table-cell>
          <table:table-cell table:style-name="ce9" table:formula="of:=AVERAGE([.F2:.F25])" office:value-type="float" office:value="0.489842528080121" calcext:value-type="float">
            <text:p>0,489842528080121</text:p>
          </table:table-cell>
          <table:table-cell table:style-name="ce9" table:formula="of:=AVERAGE([.G2:.G25])" office:value-type="float" office:value="0.679283862934781" calcext:value-type="float">
            <text:p>0,679283862934781</text:p>
          </table:table-cell>
          <table:table-cell table:style-name="ce9" table:formula="of:=AVERAGE([.H2:.H25])" office:value-type="float" office:value="0.803019462985833" calcext:value-type="float">
            <text:p>0,803019462985833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63122849237351" calcext:value-type="float">
            <text:p>0,863122849237351</text:p>
          </table:table-cell>
          <table:table-cell table:formula="of:=AVERAGE([.D8:.D13])" office:value-type="float" office:value="0.795861242515741" calcext:value-type="float">
            <text:p>0,795861242515741</text:p>
          </table:table-cell>
          <table:table-cell table:formula="of:=AVERAGE([.E8:.E13])" office:value-type="float" office:value="0.782694848385343" calcext:value-type="float">
            <text:p>0,782694848385343</text:p>
          </table:table-cell>
          <table:table-cell table:formula="of:=AVERAGE([.F8:.F13])" office:value-type="float" office:value="0.644377840774209" calcext:value-type="float">
            <text:p>0,644377840774209</text:p>
          </table:table-cell>
          <table:table-cell table:formula="of:=AVERAGE([.G8:.G13])" office:value-type="float" office:value="0.777557129530946" calcext:value-type="float">
            <text:p>0,777557129530946</text:p>
          </table:table-cell>
          <table:table-cell table:formula="of:=AVERAGE([.H8:.H13])" office:value-type="float" office:value="0.910239196011387" calcext:value-type="float">
            <text:p>0,91023919601138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721368698846726" calcext:value-type="float">
            <text:p>0,721368698846726</text:p>
          </table:table-cell>
          <table:table-cell table:formula="of:=AVERAGE([.D2:.D7])" office:value-type="float" office:value="0.693124530400115" calcext:value-type="float">
            <text:p>0,693124530400115</text:p>
          </table:table-cell>
          <table:table-cell table:formula="of:=AVERAGE([.E2:.E7])" office:value-type="float" office:value="0.660914849423729" calcext:value-type="float">
            <text:p>0,660914849423729</text:p>
          </table:table-cell>
          <table:table-cell table:formula="of:=AVERAGE([.F2:.F7])" office:value-type="float" office:value="0.496306044179344" calcext:value-type="float">
            <text:p>0,496306044179344</text:p>
          </table:table-cell>
          <table:table-cell table:formula="of:=AVERAGE([.G2:.G7])" office:value-type="float" office:value="0.634895547181461" calcext:value-type="float">
            <text:p>0,634895547181461</text:p>
          </table:table-cell>
          <table:table-cell table:formula="of:=AVERAGE([.H2:.H7])" office:value-type="float" office:value="0.782164874187207" calcext:value-type="float">
            <text:p>0,78216487418720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4261474609375" calcext:value-type="float">
            <text:p>0,74261474609375</text:p>
          </table:table-cell>
          <table:table-cell table:formula="of:=AVERAGE([.D14:.D19])" office:value-type="float" office:value="0.628512046481693" calcext:value-type="float">
            <text:p>0,628512046481693</text:p>
          </table:table-cell>
          <table:table-cell table:formula="of:=AVERAGE([.E14:.E19])" office:value-type="float" office:value="0.632601312076982" calcext:value-type="float">
            <text:p>0,632601312076982</text:p>
          </table:table-cell>
          <table:table-cell table:formula="of:=AVERAGE([.F14:.F19])" office:value-type="float" office:value="0.471682258270752" calcext:value-type="float">
            <text:p>0,471682258270752</text:p>
          </table:table-cell>
          <table:table-cell table:formula="of:=AVERAGE([.G14:.G19])" office:value-type="float" office:value="0.651155423976162" calcext:value-type="float">
            <text:p>0,651155423976162</text:p>
          </table:table-cell>
          <table:table-cell table:formula="of:=AVERAGE([.H14:.H19])" office:value-type="float" office:value="0.793063877034122" calcext:value-type="float">
            <text:p>0,79306387703412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705804734002976" calcext:value-type="float">
            <text:p>0,705804734002976</text:p>
          </table:table-cell>
          <table:table-cell table:formula="of:=AVERAGE([.D20:.D25])" office:value-type="float" office:value="0.431139062337947" calcext:value-type="float">
            <text:p>0,431139062337947</text:p>
          </table:table-cell>
          <table:table-cell table:formula="of:=AVERAGE([.E20:.E25])" office:value-type="float" office:value="0.51483940122039" calcext:value-type="float">
            <text:p>0,51483940122039</text:p>
          </table:table-cell>
          <table:table-cell table:formula="of:=AVERAGE([.F20:.F25])" office:value-type="float" office:value="0.347003969096178" calcext:value-type="float">
            <text:p>0,347003969096178</text:p>
          </table:table-cell>
          <table:table-cell table:formula="of:=AVERAGE([.G20:.G25])" office:value-type="float" office:value="0.653527351050554" calcext:value-type="float">
            <text:p>0,653527351050554</text:p>
          </table:table-cell>
          <table:table-cell table:formula="of:=AVERAGE([.H20:.H25])" office:value-type="float" office:value="0.726609904710616" calcext:value-type="float">
            <text:p>0,7266099047106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22:58:57.269840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7:16:08.974697713</meta:creation-date>
    <dc:date>2020-07-13T22:59:20.754554540</dc:date>
    <meta:editing-duration>PT1H2M41S</meta:editing-duration>
    <meta:editing-cycles>12</meta:editing-cycles>
    <meta:generator>LibreOffice/6.4.4.2$Linux_X86_64 LibreOffice_project/40$Build-2</meta:generator>
    <meta:document-statistic meta:table-count="1" meta:cell-count="235" meta:object-count="0"/>
  </office:meta>
</office:document-meta>
</file>